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avhrrGa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avhrrHrpt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_avhrr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sens_avhrrLa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4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3:22:25.052669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4-28T13:22:36.433989783</dc:date>
    <meta:editing-cycles>6</meta:editing-cycles>
    <meta:editing-duration>PT16M29S</meta:editing-duration>
    <meta:document-statistic meta:table-count="1" meta:cell-count="16" meta:object-count="0"/>
  </office:meta>
</office:document-meta>
</file>